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66cm" fo:min-width="0.729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866cm" fo:min-width="1.08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866cm" fo:min-width="1.09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866cm" fo:min-width="2.152cm"/>
      <style:paragraph-properties style:writing-mode="lr-tb"/>
    </style:style>
    <style:style style:name="gr5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37cm" svg:height="1.578cm" svg:x="9.763cm" svg:y="2.344cm">
          <text:p text:style-name="P1">Ap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2.237cm" svg:height="1.578cm" svg:x="12.013cm" svg:y="5.172cm">
          <text:p text:style-name="P1">Foo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2.25cm" svg:height="1.578cm" svg:x="8cm" svg:y="5.094cm">
          <text:p text:style-name="P1">Artic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4" draw:id="id4" draw:layer="layout" svg:width="3.75cm" svg:height="1.578cm" svg:x="15.5cm" svg:y="5.172cm">
          <text:p text:style-name="P1">Navig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" draw:id="id5" draw:layer="layout" svg:width="3.75cm" svg:height="1.578cm" svg:x="3.25cm" svg:y="8.594cm">
          <text:p text:style-name="P1">Paragrap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737cm" svg:height="1.578cm" svg:x="8.25cm" svg:y="8.672cm">
          <text:p text:style-name="P1">Fo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737cm" svg:height="1.578cm" svg:x="11cm" svg:y="8.672cm">
          <text:p text:style-name="P1">Lin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2.25cm" svg:height="1.578cm" svg:x="11.25cm" svg:y="11.922cm">
          <text:p text:style-name="P1">Butt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737cm" svg:height="1.578cm" svg:x="5.25cm" svg:y="11.844cm">
          <text:p text:style-name="P1">In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9" draw:id="id9" draw:layer="layout" svg:width="2.25cm" svg:height="1.578cm" svg:x="8cm" svg:y="11.844cm">
          <text:p text:style-name="P1">Rad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0.017cm" svg:y1="3.691cm" svg:x2="9.125cm" svg:y2="5.094cm" draw:start-shape="id1" draw:start-glue-point="7" draw:end-shape="id2" draw:end-glue-point="4" svg:d="M10017 3691v818h-892v585" svg:viewBox="0 0 893 1404">
          <text:p/>
        </draw:connector>
        <draw:connector draw:style-name="gr5" draw:text-style-name="P1" draw:layer="layout" svg:x1="11.246cm" svg:y1="3.691cm" svg:x2="13.132cm" svg:y2="5.172cm" draw:start-shape="id1" draw:start-glue-point="9" draw:end-shape="id3" draw:end-glue-point="4" svg:d="M11246 3691v857h1886v624" svg:viewBox="0 0 1887 1482">
          <text:p/>
        </draw:connector>
        <draw:connector draw:style-name="gr5" draw:text-style-name="P1" draw:layer="layout" svg:x1="11.5cm" svg:y1="3.133cm" svg:x2="17.375cm" svg:y2="5.172cm" draw:start-shape="id1" draw:start-glue-point="10" draw:end-shape="id4" draw:end-glue-point="4" svg:d="M11500 3133h5875v2039" svg:viewBox="0 0 5876 2040">
          <text:p/>
        </draw:connector>
        <draw:connector draw:style-name="gr5" draw:text-style-name="P1" draw:layer="layout" svg:x1="8.329cm" svg:y1="6.441cm" svg:x2="5.125cm" svg:y2="8.594cm" draw:start-shape="id2" draw:start-glue-point="7" draw:end-shape="id5" draw:end-glue-point="4" svg:d="M8329 6441v1193h-3204v960" svg:viewBox="0 0 3205 2154">
          <text:p/>
        </draw:connector>
        <draw:connector draw:style-name="gr5" draw:text-style-name="P1" draw:layer="layout" svg:x1="9.125cm" svg:y1="6.672cm" svg:x2="9.119cm" svg:y2="8.672cm" draw:start-shape="id2" draw:start-glue-point="8" draw:end-shape="id6" draw:end-glue-point="4" svg:d="M9125 6672v1001h-6v999" svg:viewBox="0 0 7 2001">
          <text:p/>
        </draw:connector>
        <draw:connector draw:style-name="gr5" draw:text-style-name="P1" draw:layer="layout" svg:x1="9.921cm" svg:y1="6.441cm" svg:x2="11.869cm" svg:y2="8.672cm" draw:start-shape="id2" draw:start-glue-point="9" draw:end-shape="id7" draw:end-glue-point="4" svg:d="M9921 6441v1232h1948v999" svg:viewBox="0 0 1949 2232">
          <text:p/>
        </draw:connector>
        <draw:connector draw:style-name="gr5" draw:text-style-name="P1" draw:layer="layout" svg:x1="8.504cm" svg:y1="10.019cm" svg:x2="6.119cm" svg:y2="11.844cm" draw:start-shape="id6" draw:start-glue-point="7" draw:end-shape="id8" draw:end-glue-point="4" svg:d="M8504 10019v1029h-2385v796" svg:viewBox="0 0 2386 1826">
          <text:p/>
        </draw:connector>
        <draw:connector draw:style-name="gr5" draw:text-style-name="P1" draw:layer="layout" svg:x1="9.119cm" svg:y1="10.25cm" svg:x2="9.125cm" svg:y2="11.844cm" draw:start-shape="id6" draw:start-glue-point="8" draw:end-shape="id9" draw:end-glue-point="4" svg:d="M9119 10250v798h6v796" svg:viewBox="0 0 7 1595">
          <text:p/>
        </draw:connector>
        <draw:connector draw:style-name="gr5" draw:text-style-name="P1" draw:layer="layout" svg:x1="9.733cm" svg:y1="10.019cm" svg:x2="12.375cm" svg:y2="11.922cm" draw:start-shape="id6" draw:start-glue-point="9" draw:end-shape="id10" draw:end-glue-point="4" svg:d="M9733 10019v1068h2642v835" svg:viewBox="0 0 2643 1904">
          <text:p/>
        </draw:connector>
        <draw:custom-shape draw:style-name="gr1" draw:text-style-name="P1" xml:id="id11" draw:id="id11" draw:layer="layout" svg:width="1.737cm" svg:height="1.578cm" svg:x="16.513cm" svg:y="8.844cm">
          <text:p text:style-name="P1">Lin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7.375cm" svg:y1="6.75cm" svg:x2="17.382cm" svg:y2="8.844cm" draw:start-shape="id4" draw:start-glue-point="8" draw:end-shape="id11" draw:end-glue-point="4" svg:d="M17375 6750v1048h7v1046" svg:viewBox="0 0 8 2095">
          <text:p/>
        </draw:connector>
        <draw:custom-shape draw:style-name="gr3" draw:text-style-name="P1" xml:id="id12" draw:id="id12" draw:layer="layout" svg:width="2.25cm" svg:height="1.578cm" svg:x="13.25cm" svg:y="8.672cm">
          <text:p text:style-name="P1">Butt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3.132cm" svg:y1="6.75cm" svg:x2="14.375cm" svg:y2="8.672cm" draw:start-shape="id3" draw:start-glue-point="8" draw:end-shape="id12" draw:end-glue-point="4" svg:d="M13132 6750v962h1243v960" svg:viewBox="0 0 1244 1923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en" fo:country="GB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18T16:48:33.796258121</meta:creation-date>
    <dc:date>2021-07-18T17:53:58.349853986</dc:date>
    <meta:editing-duration>PT55M14S</meta:editing-duration>
    <meta:editing-cycles>1</meta:editing-cycles>
    <meta:document-statistic meta:object-count="23"/>
    <meta:generator>LibreOffice/7.1.4.2$Linux_X86_64 LibreOffice_project/10$Build-2</meta:generator>
  </office:meta>
</office:document-meta>
</file>